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>
      <style:text-properties fo:font-weight="bold" style:font-weight-asian="bold" style:font-weight-complex="bold"/>
    </style:style>
    <style:style style:name="T3_15" style:family="text">
      <style:text-properties fo:font-weight="bold" style:font-weight-asian="bold" style:font-weight-complex="bold"/>
    </style:style>
    <style:style style:name="T3_16" style:family="text"/>
    <style:style style:name="T3_17" style:family="text"/>
    <style:style style:name="T3_18" style:family="text"/>
    <style:style style:name="T3_19" style:family="text">
      <style:text-properties fo:font-weight="bold" style:font-weight-asian="bold" style:font-weight-complex="bold"/>
    </style:style>
    <style:style style:name="T3_20" style:family="text"/>
    <style:style style:name="T3_21" style:family="text"/>
    <style:style style:name="T3_22" style:family="text"/>
    <style:style style:name="T3_23" style:family="text">
      <style:text-properties fo:font-weight="bold" style:font-weight-asian="bold" style:font-weight-complex="bold"/>
    </style:style>
    <style:style style:name="T3_24" style:family="text">
      <style:text-properties fo:font-weight="bold" style:font-weight-asian="bold" style:font-weight-complex="bold"/>
    </style:style>
    <style:style style:name="T3_25" style:family="text">
      <style:text-properties fo:font-weight="bold" style:font-weight-asian="bold" style:font-weight-complex="bold"/>
    </style:style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>
      <style:text-properties fo:font-weight="bold" style:font-weight-asian="bold" style:font-weight-complex="bold"/>
    </style:style>
    <style:style style:name="T3_36" style:family="text">
      <style:text-properties fo:font-weight="bold" style:font-weight-asian="bold" style:font-weight-complex="bold"/>
    </style:style>
    <style:style style:name="T3_37" style:family="text">
      <style:text-properties fo:font-weight="bold" style:font-weight-asian="bold" style:font-weight-complex="bold"/>
    </style:style>
    <style:style style:name="T3_38" style:family="text">
      <style:text-properties fo:font-weight="bold" style:font-weight-asian="bold" style:font-weight-complex="bold"/>
    </style:style>
    <style:style style:name="T3_3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>
      <style:text-properties fo:font-weight="bold" style:font-weight-asian="bold" style:font-weight-complex="bold"/>
    </style:style>
    <style:style style:name="T4_10" style:family="text"/>
    <style:style style:name="T4_11" style:family="text">
      <style:text-properties fo:font-weight="bold" style:font-weight-asian="bold" style:font-weight-complex="bold"/>
    </style:style>
    <style:style style:name="T4_12" style:family="text"/>
    <style:style style:name="T4_13" style:family="text">
      <style:text-properties fo:font-weight="bold" style:font-weight-asian="bold" style:font-weight-complex="bold"/>
    </style:style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>
      <style:text-properties fo:font-weight="bold" style:font-weight-asian="bold" style:font-weight-complex="bold"/>
    </style:style>
    <style:style style:name="T4_22" style:family="text"/>
    <style:style style:name="T4_23" style:family="text">
      <style:text-properties fo:font-weight="bold" style:font-weight-asian="bold" style:font-weight-complex="bold"/>
    </style:style>
    <style:style style:name="T4_24" style:family="text"/>
    <style:style style:name="T4_25" style:family="text">
      <style:text-properties fo:font-weight="bold" style:font-weight-asian="bold" style:font-weight-complex="bold"/>
    </style:style>
    <style:style style:name="T4_26" style:family="text"/>
    <style:style style:name="T4_27" style:family="text">
      <style:text-properties fo:font-weight="bold" style:font-weight-asian="bold" style:font-weight-complex="bold"/>
    </style:style>
    <style:style style:name="T4_28" style:family="text"/>
    <style:style style:name="T4_29" style:family="text">
      <style:text-properties fo:font-weight="bold" style:font-weight-asian="bold" style:font-weight-complex="bold"/>
    </style:style>
    <style:style style:name="T4_30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/>
    <style:style style:name="T12_7" style:family="text">
      <style:text-properties fo:font-weight="bold" style:font-weight-asian="bold" style:font-weight-complex="bold"/>
    </style:style>
    <style:style style:name="T12_8" style:family="text">
      <style:text-properties fo:font-weight="bold" style:font-weight-asian="bold" style:font-weight-complex="bold"/>
    </style:style>
    <style:style style:name="T12_9" style:family="text">
      <style:text-properties fo:font-weight="bold" style:font-weight-asian="bold" style:font-weight-complex="bold"/>
    </style:style>
    <style:style style:name="T12_10" style:family="text">
      <style:text-properties fo:font-weight="bold" style:font-weight-asian="bold" style:font-weight-complex="bold"/>
    </style:style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/>
    <style:style style:name="T14_9" style:family="text">
      <style:text-properties fo:font-weight="bold" style:font-weight-asian="bold" style:font-weight-complex="bold"/>
    </style:style>
    <style:style style:name="T14_10" style:family="text"/>
    <style:style style:name="T14_11" style:family="text">
      <style:text-properties fo:font-weight="bold" style:font-weight-asian="bold" style:font-weight-complex="bold"/>
    </style:style>
    <style:style style:name="T14_12" style:family="text"/>
    <style:style style:name="T14_13" style:family="text">
      <style:text-properties fo:font-weight="bold" style:font-weight-asian="bold" style:font-weight-complex="bold"/>
    </style:style>
    <style:style style:name="T14_14" style:family="text"/>
    <style:style style:name="T14_15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>
      <style:text-properties fo:font-weight="bold" style:font-weight-asian="bold" style:font-weight-complex="bold"/>
    </style:style>
    <style:style style:name="T20_14" style:family="text">
      <style:text-properties fo:font-weight="bold" style:font-weight-asian="bold" style:font-weight-complex="bold"/>
    </style:style>
    <style:style style:name="T20_15" style:family="text">
      <style:text-properties fo:font-weight="bold" style:font-weight-asian="bold" style:font-weight-complex="bold"/>
    </style:style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>
      <style:text-properties fo:font-weight="bold" style:font-weight-asian="bold" style:font-weight-complex="bold"/>
    </style:style>
    <style:style style:name="T20_32" style:family="text">
      <style:text-properties fo:font-weight="bold" style:font-weight-asian="bold" style:font-weight-complex="bold"/>
    </style:style>
    <style:style style:name="T20_33" style:family="text">
      <style:text-properties fo:font-weight="bold" style:font-weight-asian="bold" style:font-weight-complex="bold"/>
    </style:style>
    <style:style style:name="T20_34" style:family="text">
      <style:text-properties fo:font-weight="bold" style:font-weight-asian="bold" style:font-weight-complex="bold"/>
    </style:style>
    <style:style style:name="T20_35" style:family="text">
      <style:text-properties fo:font-weight="bold" style:font-weight-asian="bold" style:font-weight-complex="bold"/>
    </style:style>
    <style:style style:name="T20_36" style:family="text">
      <style:text-properties fo:font-weight="bold" style:font-weight-asian="bold" style:font-weight-complex="bold"/>
    </style:style>
    <style:style style:name="T20_37" style:family="text">
      <style:text-properties fo:font-weight="bold" style:font-weight-asian="bold" style:font-weight-complex="bold"/>
    </style:style>
    <style:style style:name="T20_38" style:family="text">
      <style:text-properties fo:font-weight="bold" style:font-weight-asian="bold" style:font-weight-complex="bold"/>
    </style:style>
    <style:style style:name="T20_39" style:family="text">
      <style:text-properties fo:font-weight="bold" style:font-weight-asian="bold" style:font-weight-complex="bold"/>
    </style:style>
    <style:style style:name="T20_40" style:family="text">
      <style:text-properties fo:font-weight="bold" style:font-weight-asian="bold" style:font-weight-complex="bold"/>
    </style:style>
    <style:style style:name="T20_41" style:family="text">
      <style:text-properties fo:font-weight="bold" style:font-weight-asian="bold" style:font-weight-complex="bold"/>
    </style:style>
    <style:style style:name="T20_42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>
      <style:text-properties fo:font-weight="bold" style:font-weight-asian="bold" style:font-weight-complex="bold"/>
    </style:style>
    <style:style style:name="T24_6" style:family="text"/>
    <style:style style:name="T24_7" style:family="text">
      <style:text-properties fo:font-weight="bold" style:font-weight-asian="bold" style:font-weight-complex="bold"/>
    </style:style>
    <style:style style:name="T24_8" style:family="text"/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>
      <style:text-properties fo:font-weight="bold" style:font-weight-asian="bold" style:font-weight-complex="bold"/>
    </style:style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</office:automatic-styles>
  <office:body>
    <office:text>
      <text:p text:style-name="P1"><text:span text:style-name="T1_1">SikuliX</text:span></text:p>
      <text:list text:style-name="LS1" xml:id="list0">
        <text:list-item>
          <text:p text:style-name="P2"><text:span text:style-name="T2_1">MIT</text:span><text:span text:style-name="T2_2"><text:s/></text:span><text:span text:style-name="T2_3">License</text:span></text:p>
        </text:list-item>
        <text:list-item>
          <text:p text:style-name="P3"><text:span text:style-name="T3_1">Vývojář</text:span><text:span text:style-name="T3_2">:<text:s/></text:span><text:span text:style-name="T3_3">původně</text:span><text:span text:style-name="T3_4"><text:s/></text:span><text:span text:style-name="T3_5">projekt</text:span><text:span text:style-name="T3_6"><text:s/></text:span><text:span text:style-name="T3_7">na</text:span><text:span text:style-name="T3_8"><text:s/></text:span><text:span text:style-name="T3_9">User</text:span><text:span text:style-name="T3_10"><text:s/></text:span><text:span text:style-name="T3_11">Interface</text:span><text:span text:style-name="T3_12"><text:s/></text:span><text:span text:style-name="T3_13">Design</text:span><text:span text:style-name="T3_14"><text:s/></text:span><text:span text:style-name="T3_15">Group</text:span><text:span text:style-name="T3_16"><text:s/></text:span><text:span text:style-name="T3_17">na</text:span><text:span text:style-name="T3_18"><text:s/></text:span><text:span text:style-name="T3_19">MIT</text:span><text:span text:style-name="T3_20">,<text:s/></text:span><text:span text:style-name="T3_21">nyní</text:span><text:span text:style-name="T3_22"><text:s/></text:span><text:span text:style-name="T3_23">Raimund</text:span><text:span text:style-name="T3_24"><text:s/></text:span><text:span text:style-name="T3_25">Hock</text:span><text:span text:style-name="T3_26"><text:s/>(</text:span><text:span text:style-name="T3_27">aka</text:span><text:span text:style-name="T3_28"><text:s/></text:span><text:span text:style-name="T3_29">RaiMan</text:span><text:span text:style-name="T3_30">)<text:s/></text:span><text:span text:style-name="T3_31">společně</text:span><text:span text:style-name="T3_32"><text:s/></text:span><text:span text:style-name="T3_33">s</text:span><text:span text:style-name="T3_34"><text:s/></text:span><text:span text:style-name="T3_35">open</text:span><text:span text:style-name="T3_36">-</text:span><text:span text:style-name="T3_37">source</text:span><text:span text:style-name="T3_38"><text:s/></text:span><text:span text:style-name="T3_39">komunitou</text:span></text:p>
        </text:list-item>
        <text:list-item>
          <text:p text:style-name="P4"><text:span text:style-name="T4_1">Skripty</text:span><text:span text:style-name="T4_2"><text:s/></text:span><text:span text:style-name="T4_3">lze</text:span><text:span text:style-name="T4_4"><text:s/></text:span><text:span text:style-name="T4_5">psát</text:span><text:span text:style-name="T4_6"><text:s/></text:span><text:span text:style-name="T4_7">v</text:span><text:span text:style-name="T4_8">:<text:s/></text:span><text:span text:style-name="T4_9">Python</text:span><text:span text:style-name="T4_10">,<text:s/></text:span><text:span text:style-name="T4_11">Ruby</text:span><text:span text:style-name="T4_12">,<text:s/></text:span><text:span text:style-name="T4_13">Java</text:span><text:span text:style-name="T4_14"><text:s/></text:span><text:span text:style-name="T4_15">or</text:span><text:span text:style-name="T4_16"><text:s/></text:span><text:span text:style-name="T4_17">Java</text:span><text:span text:style-name="T4_18"><text:s/></text:span><text:span text:style-name="T4_19">aware</text:span><text:span text:style-name="T4_20"><text:s/>(</text:span><text:span text:style-name="T4_21">Jython</text:span><text:span text:style-name="T4_22">,<text:s/></text:span><text:span text:style-name="T4_23">JRuby</text:span><text:span text:style-name="T4_24">,<text:s/></text:span><text:span text:style-name="T4_25">Scala</text:span><text:span text:style-name="T4_26">,<text:s/></text:span><text:span text:style-name="T4_27">Groovy</text:span><text:span text:style-name="T4_28">,<text:s/></text:span><text:span text:style-name="T4_29">Clojure</text:span><text:span text:style-name="T4_30">...)</text:span></text:p>
        </text:list-item>
        <text:list-item>
          <text:p text:style-name="P5"><text:span text:style-name="T5_1">Rozpoznání</text:span><text:span text:style-name="T5_2"><text:s/></text:span><text:span text:style-name="T5_3">obrazu</text:span><text:span text:style-name="T5_4"><text:s/></text:span><text:span text:style-name="T5_5">k</text:span><text:span text:style-name="T5_6"><text:s/></text:span><text:span text:style-name="T5_7">identifikaci</text:span><text:span text:style-name="T5_8"><text:s/></text:span><text:span text:style-name="T5_9">a</text:span><text:span text:style-name="T5_10"><text:s/></text:span><text:span text:style-name="T5_11">ovládání</text:span><text:span text:style-name="T5_12"><text:s/></text:span><text:span text:style-name="T5_13">GUI</text:span><text:span text:style-name="T5_14"><text:s/></text:span><text:span text:style-name="T5_15">komponent</text:span><text:span text:style-name="T5_16">,<text:s/></text:span><text:span text:style-name="T5_17">ovládá</text:span><text:span text:style-name="T5_18"><text:s/></text:span><text:span text:style-name="T5_19">myš</text:span><text:span text:style-name="T5_20"><text:s/></text:span><text:span text:style-name="T5_21">a</text:span><text:span text:style-name="T5_22"><text:s/></text:span><text:span text:style-name="T5_23">klávesnici</text:span><text:span text:style-name="T5_24"><text:s/></text:span><text:span text:style-name="T5_25">i</text:span><text:span text:style-name="T5_26"><text:s/></text:span><text:span text:style-name="T5_27">při</text:span><text:span text:style-name="T5_28"><text:s/></text:span><text:span text:style-name="T5_29">více</text:span><text:span text:style-name="T5_30"><text:s/></text:span><text:span text:style-name="T5_31">monitorech</text:span><text:span text:style-name="T5_32">,<text:s/></text:span><text:span text:style-name="T5_33">s</text:span><text:span text:style-name="T5_34"><text:s/></text:span><text:span text:style-name="T5_35">některými</text:span><text:span text:style-name="T5_36"><text:s/></text:span><text:span text:style-name="T5_37">omezeními</text:span><text:span text:style-name="T5_38"><text:s/></text:span><text:span text:style-name="T5_39">i</text:span><text:span text:style-name="T5_40"><text:s/></text:span><text:span text:style-name="T5_41">na</text:span><text:span text:style-name="T5_42"><text:s/></text:span><text:span text:style-name="T5_43">vzdálených</text:span><text:span text:style-name="T5_44"><text:s/></text:span><text:span text:style-name="T5_45">systémech</text:span><text:span text:style-name="T5_46">,<text:s/></text:span><text:span text:style-name="T5_47">základní</text:span><text:span text:style-name="T5_48"><text:s/></text:span><text:span text:style-name="T5_49">rozpoznání</text:span><text:span text:style-name="T5_50"><text:s/></text:span><text:span text:style-name="T5_51">textu</text:span><text:span text:style-name="T5_52"><text:s/>(</text:span><text:span text:style-name="T5_53">OCR</text:span><text:span text:style-name="T5_54">)<text:s/></text:span><text:span text:style-name="T5_55">v</text:span><text:span text:style-name="T5_56"><text:s/></text:span><text:span text:style-name="T5_57">obrázcích</text:span></text:p>
        </text:list-item>
        <text:list-item>
          <text:p text:style-name="P6"><text:span text:style-name="T6_1">Windows</text:span><text:span text:style-name="T6_2"><text:s/></text:span><text:span text:style-name="T6_3">XP</text:span><text:span text:style-name="T6_4">+,<text:s/></text:span><text:span text:style-name="T6_5">Mac</text:span><text:span text:style-name="T6_6"><text:s/>10.6+,<text:s/></text:span><text:span text:style-name="T6_7">Linux</text:span><text:span text:style-name="T6_8">/</text:span><text:span text:style-name="T6_9">Unix</text:span></text:p>
        </text:list-item>
        <text:list-item>
          <text:p text:style-name="P7"><text:span text:style-name="T7_1">Potřebná</text:span><text:span text:style-name="T7_2"><text:s/></text:span><text:span text:style-name="T7_3">instalace</text:span><text:span text:style-name="T7_4"><text:s/></text:span><text:span text:style-name="T7_5">JRE</text:span><text:span text:style-name="T7_6"><text:s/></text:span><text:span text:style-name="T7_7">nebo</text:span><text:span text:style-name="T7_8"><text:s/></text:span><text:span text:style-name="T7_9">JDK</text:span><text:span text:style-name="T7_10"><text:s/>6/7</text:span></text:p>
        </text:list-item>
        <text:list-item>
          <text:p text:style-name="P8"><text:span text:style-name="T8_1">Poslední</text:span><text:span text:style-name="T8_2"><text:s/></text:span><text:span text:style-name="T8_3">stable</text:span><text:span text:style-name="T8_4"><text:s/></text:span><text:span text:style-name="T8_5">verze</text:span><text:span text:style-name="T8_6"><text:s/>(1.0.1)<text:s/></text:span><text:span text:style-name="T8_7">vydaná</text:span><text:span text:style-name="T8_8"><text:s/>12.08.2013.<text:s/></text:span><text:span text:style-name="T8_9">Verze</text:span><text:span text:style-name="T8_10"><text:s/>1.1.0<text:s/></text:span><text:span text:style-name="T8_11">ve</text:span><text:span text:style-name="T8_12"><text:s/></text:span><text:span text:style-name="T8_13">stavu</text:span><text:span text:style-name="T8_14"><text:s/></text:span><text:span text:style-name="T8_15">preFinal</text:span><text:span text:style-name="T8_16"><text:s/>(</text:span><text:span text:style-name="T8_17">night</text:span><text:span text:style-name="T8_18"><text:s/></text:span><text:span text:style-name="T8_19">buildy</text:span><text:span text:style-name="T8_20"><text:s/></text:span><text:span text:style-name="T8_21">s</text:span><text:span text:style-name="T8_22"><text:s/></text:span><text:span text:style-name="T8_23">téměř</text:span><text:span text:style-name="T8_24"><text:s/></text:span><text:span text:style-name="T8_25">týdenní</text:span><text:span text:style-name="T8_26"><text:s/></text:span><text:span text:style-name="T8_27">pravidelností</text:span><text:span text:style-name="T8_28">)</text:span></text:p>
        </text:list-item>
      </text:list>
      <text:p text:style-name="P9"/>
      <text:p text:style-name="P10"><text:span text:style-name="T10_1">Jubula</text:span></text:p>
      <text:list text:style-name="LS2" xml:id="list7">
        <text:list-item>
          <text:p text:style-name="P11"><text:span text:style-name="T11_1">Licence</text:span><text:span text:style-name="T11_2"><text:s/></text:span><text:span text:style-name="T11_3">EPL</text:span><text:span text:style-name="T11_4"><text:s/>1.0</text:span></text:p>
        </text:list-item>
        <text:list-item>
          <text:p text:style-name="P12"><text:span text:style-name="T12_1">Vývojář</text:span><text:span text:style-name="T12_2">:<text:s/></text:span><text:span text:style-name="T12_3">Eclipse</text:span><text:span text:style-name="T12_4"><text:s/></text:span><text:span text:style-name="T12_5">Foundation</text:span><text:span text:style-name="T12_6">,</text:span><text:span text:style-name="T12_7"><text:s/></text:span><text:span text:style-name="T12_8">BREDEX</text:span><text:span text:style-name="T12_9"><text:s/></text:span><text:span text:style-name="T12_10">GmbH</text:span><text:span text:style-name="T12_11"><text:s/>(</text:span><text:span text:style-name="T12_12">přispěli</text:span><text:span text:style-name="T12_13"><text:s/>+<text:s/></text:span><text:span text:style-name="T12_14">vytvářá</text:span><text:span text:style-name="T12_15"><text:s/></text:span><text:span text:style-name="T12_16">Jubula</text:span><text:span text:style-name="T12_17"><text:s/></text:span><text:span text:style-name="T12_18">Standalone</text:span><text:span text:style-name="T12_19">,<text:s/></text:span><text:span text:style-name="T12_20">která</text:span><text:span text:style-name="T12_21"><text:s/></text:span><text:span text:style-name="T12_22">nemusí</text:span><text:span text:style-name="T12_23"><text:s/></text:span><text:span text:style-name="T12_24">být</text:span><text:span text:style-name="T12_25"><text:s/></text:span><text:span text:style-name="T12_26">podle</text:span><text:span text:style-name="T12_27"><text:s/></text:span><text:span text:style-name="T12_28">license</text:span><text:span text:style-name="T12_29"><text:s/></text:span><text:span text:style-name="T12_30">ELP</text:span><text:span text:style-name="T12_31">)</text:span></text:p>
        </text:list-item>
        <text:list-item>
          <text:p text:style-name="P13"><text:span text:style-name="T13_1">Skripty</text:span><text:span text:style-name="T13_2"><text:s/></text:span><text:span text:style-name="T13_3">lze</text:span><text:span text:style-name="T13_4"><text:s/></text:span><text:span text:style-name="T13_5">psát</text:span><text:span text:style-name="T13_6"><text:s/></text:span><text:span text:style-name="T13_7">v</text:span><text:span text:style-name="T13_8">:<text:s/></text:span><text:span text:style-name="T13_9">Drag</text:span><text:span text:style-name="T13_10"><text:s/>&amp;<text:s/></text:span><text:span text:style-name="T13_11">Drop</text:span><text:span text:style-name="T13_12">,<text:s/></text:span><text:span text:style-name="T13_13">nově</text:span><text:span text:style-name="T13_14"><text:s/></text:span><text:span text:style-name="T13_15">Java</text:span><text:span text:style-name="T13_16"><text:s/></text:span><text:span text:style-name="T13_17">client</text:span><text:span text:style-name="T13_18"><text:s/></text:span><text:span text:style-name="T13_19">API</text:span><text:span text:style-name="T13_20"><text:s/></text:span><text:span text:style-name="T13_21">pro</text:span><text:span text:style-name="T13_22"><text:s/></text:span><text:span text:style-name="T13_23">tvorbu</text:span><text:span text:style-name="T13_24"><text:s/></text:span><text:span text:style-name="T13_25">testů</text:span><text:span text:style-name="T13_26"><text:s/></text:span><text:span text:style-name="T13_27">v</text:span><text:span text:style-name="T13_28"><text:s/></text:span><text:span text:style-name="T13_29">jazyce</text:span><text:span text:style-name="T13_30"><text:s/></text:span><text:span text:style-name="T13_31">Java</text:span></text:p>
        </text:list-item>
        <text:list-item>
          <text:p text:style-name="P14"><text:span text:style-name="T14_1">Podporuje</text:span><text:span text:style-name="T14_2"><text:s/></text:span><text:span text:style-name="T14_3">např</text:span><text:span text:style-name="T14_4">.:<text:s/></text:span><text:span text:style-name="T14_5">Java</text:span><text:span text:style-name="T14_6"><text:s/></text:span><text:span text:style-name="T14_7">Swing</text:span><text:span text:style-name="T14_8">,<text:s/></text:span><text:span text:style-name="T14_9">SWT</text:span><text:span text:style-name="T14_10">,<text:s/></text:span><text:span text:style-name="T14_11">JavaFX</text:span><text:span text:style-name="T14_12">,<text:s/></text:span><text:span text:style-name="T14_13">HTML</text:span><text:span text:style-name="T14_14">,<text:s/></text:span><text:span text:style-name="T14_15">iOS</text:span></text:p>
        </text:list-item>
        <text:list-item>
          <text:p text:style-name="P15"><text:span text:style-name="T15_1">Integrace</text:span><text:span text:style-name="T15_2"><text:s/></text:span><text:span text:style-name="T15_3">do</text:span><text:span text:style-name="T15_4"><text:s/></text:span><text:span text:style-name="T15_5">nástrojů</text:span><text:span text:style-name="T15_6"><text:s/></text:span><text:span text:style-name="T15_7">pro</text:span><text:span text:style-name="T15_8"><text:s/></text:span><text:span text:style-name="T15_9">organizaci</text:span><text:span text:style-name="T15_10"><text:s/></text:span><text:span text:style-name="T15_11">testování</text:span><text:span text:style-name="T15_12">,<text:s/></text:span><text:span text:style-name="T15_13">screenshot</text:span><text:span text:style-name="T15_14"><text:s/></text:span><text:span text:style-name="T15_15">při</text:span><text:span text:style-name="T15_16"><text:s/></text:span><text:span text:style-name="T15_17">chybě</text:span><text:span text:style-name="T15_18">,<text:s/></text:span><text:span text:style-name="T15_19">pokrytí</text:span><text:span text:style-name="T15_20"><text:s/></text:span><text:span text:style-name="T15_21">kódu</text:span><text:span text:style-name="T15_22"><text:s/>(</text:span><text:span text:style-name="T15_23">Java</text:span><text:span text:style-name="T15_24">)</text:span></text:p>
        </text:list-item>
        <text:list-item>
          <text:p text:style-name="P16"><text:span text:style-name="T16_1">Windows</text:span><text:span text:style-name="T16_2">,<text:s/></text:span><text:span text:style-name="T16_3">Mac</text:span><text:span text:style-name="T16_4">,<text:s/></text:span><text:span text:style-name="T16_5">Linux</text:span><text:span text:style-name="T16_6">/</text:span><text:span text:style-name="T16_7">Unix</text:span></text:p>
        </text:list-item>
      </text:list>
      <text:p text:style-name="P17"/>
      <text:p text:style-name="P18"><text:span text:style-name="T18_1">RobotFramework</text:span></text:p>
      <text:list text:style-name="LS3" xml:id="list13">
        <text:list-item>
          <text:p text:style-name="P19"><text:span text:style-name="T19_1">Apache</text:span><text:span text:style-name="T19_2"><text:s/></text:span><text:span text:style-name="T19_3">License</text:span><text:span text:style-name="T19_4"><text:s/>2.0</text:span></text:p>
        </text:list-item>
        <text:list-item>
          <text:p text:style-name="P20"><text:span text:style-name="T20_1">Vývoj</text:span><text:span text:style-name="T20_2"><text:s/></text:span><text:span text:style-name="T20_3">podporuje</text:span><text:span text:style-name="T20_4"><text:s/></text:span><text:span text:style-name="T20_5">Nokia</text:span><text:span text:style-name="T20_6"><text:s/></text:span><text:span text:style-name="T20_7">Networks</text:span><text:span text:style-name="T20_8">,<text:s/></text:span><text:span text:style-name="T20_9">projekt</text:span><text:span text:style-name="T20_10"><text:s/></text:span><text:span text:style-name="T20_11">je</text:span><text:span text:style-name="T20_12"><text:s/></text:span><text:span text:style-name="T20_13">open</text:span><text:span text:style-name="T20_14">-</text:span><text:span text:style-name="T20_15">source</text:span><text:span text:style-name="T20_16"><text:s/></text:span><text:span text:style-name="T20_17">hostovaný</text:span><text:span text:style-name="T20_18"><text:s/></text:span><text:span text:style-name="T20_19">na</text:span><text:span text:style-name="T20_20"><text:s/></text:span><text:span text:style-name="T20_21">GitHubu</text:span><text:span text:style-name="T20_22">,<text:s/></text:span><text:span text:style-name="T20_23">podle</text:span><text:span text:style-name="T20_24"><text:s/></text:span><text:span text:style-name="T20_25">Wikipedie</text:span><text:span text:style-name="T20_26"><text:s/></text:span><text:span text:style-name="T20_27">jsou</text:span><text:span text:style-name="T20_28"><text:s/></text:span><text:span text:style-name="T20_29">vývojáři</text:span><text:span text:style-name="T20_30"><text:s/></text:span><text:span text:style-name="T20_31">Pekka</text:span><text:span text:style-name="T20_32"><text:s/></text:span><text:span text:style-name="T20_33">Klärck</text:span><text:span text:style-name="T20_34">,<text:s/></text:span><text:span text:style-name="T20_35">Janne</text:span><text:span text:style-name="T20_36"><text:s/></text:span><text:span text:style-name="T20_37">Härkönen</text:span><text:span text:style-name="T20_38"><text:s/></text:span><text:span text:style-name="T20_39">et</text:span><text:span text:style-name="T20_40"><text:s/></text:span><text:span text:style-name="T20_41">al</text:span><text:span text:style-name="T20_42">.</text:span></text:p>
        </text:list-item>
        <text:list-item>
          <text:p text:style-name="P21"><text:span text:style-name="T21_1">Core</text:span><text:span text:style-name="T21_2"><text:s/></text:span><text:span text:style-name="T21_3">Framework</text:span><text:span text:style-name="T21_4"><text:s/></text:span><text:span text:style-name="T21_5">(</text:span><text:span text:style-name="T21_6">psaný</text:span><text:span text:style-name="T21_7"><text:s/></text:span><text:span text:style-name="T21_8">v</text:span><text:span text:style-name="T21_9"><text:s/></text:span><text:span text:style-name="T21_10">Pythonu</text:span><text:span text:style-name="T21_11">)<text:s/></text:span><text:span text:style-name="T21_12">je</text:span><text:span text:style-name="T21_13"><text:s/></text:span><text:span text:style-name="T21_14">rozšiřitelný</text:span><text:span text:style-name="T21_15"><text:s/></text:span><text:span text:style-name="T21_16">o</text:span><text:span text:style-name="T21_17"><text:s/></text:span><text:span text:style-name="T21_18">knihovny</text:span><text:span text:style-name="T21_19">,<text:s/></text:span><text:span text:style-name="T21_20">které</text:span><text:span text:style-name="T21_21"><text:s/></text:span><text:span text:style-name="T21_22">mohou</text:span><text:span text:style-name="T21_23"><text:s/></text:span><text:span text:style-name="T21_24">být</text:span><text:span text:style-name="T21_25"><text:s/></text:span><text:span text:style-name="T21_26">psány</text:span><text:span text:style-name="T21_27"><text:s/></text:span><text:span text:style-name="T21_28">v</text:span><text:span text:style-name="T21_29"><text:s/></text:span><text:span text:style-name="T21_30">Pythonu</text:span><text:span text:style-name="T21_31"><text:s/></text:span><text:span text:style-name="T21_32">nebo</text:span><text:span text:style-name="T21_33"><text:s/></text:span><text:span text:style-name="T21_34">Javě</text:span></text:p>
        </text:list-item>
        <text:list-item>
          <text:p text:style-name="P22"><text:span text:style-name="T22_1">Po</text:span><text:span text:style-name="T22_2"><text:s/></text:span><text:span text:style-name="T22_3">dokončení</text:span><text:span text:style-name="T22_4"><text:s/></text:span><text:span text:style-name="T22_5">testu</text:span><text:span text:style-name="T22_6"><text:s/></text:span><text:span text:style-name="T22_7">vytvoří</text:span><text:span text:style-name="T22_8"><text:s/></text:span><text:span text:style-name="T22_9">report</text:span><text:span text:style-name="T22_10"><text:s/></text:span><text:span text:style-name="T22_11">a</text:span><text:span text:style-name="T22_12"><text:s/></text:span><text:span text:style-name="T22_13">log</text:span><text:span text:style-name="T22_14"><text:s/></text:span><text:span text:style-name="T22_15">v</text:span><text:span text:style-name="T22_16"><text:s/></text:span><text:span text:style-name="T22_17">HTML</text:span><text:span text:style-name="T22_18"><text:s/></text:span><text:span text:style-name="T22_19">a</text:span><text:span text:style-name="T22_20"><text:s/></text:span><text:span text:style-name="T22_21">XML</text:span></text:p>
        </text:list-item>
        <text:list-item>
          <text:p text:style-name="P23"><text:span text:style-name="T23_1">Skripty</text:span><text:span text:style-name="T23_2"><text:s/></text:span><text:span text:style-name="T23_3">lze</text:span><text:span text:style-name="T23_4"><text:s/></text:span><text:span text:style-name="T23_5">psát</text:span><text:span text:style-name="T23_6"><text:s/></text:span><text:span text:style-name="T23_7">v</text:span><text:span text:style-name="T23_8">:<text:s/></text:span><text:span text:style-name="T23_9">Natural</text:span><text:span text:style-name="T23_10">-</text:span><text:span text:style-name="T23_11">like</text:span><text:span text:style-name="T23_12">,<text:s/></text:span><text:span text:style-name="T23_13">klíčová</text:span><text:span text:style-name="T23_14"><text:s/></text:span><text:span text:style-name="T23_15">slova</text:span><text:span text:style-name="T23_16"><text:s/></text:span><text:span text:style-name="T23_17">jsou</text:span><text:span text:style-name="T23_18"><text:s/></text:span><text:span text:style-name="T23_19">definovaná</text:span><text:span text:style-name="T23_20"><text:s/></text:span><text:span text:style-name="T23_21">v</text:span><text:span text:style-name="T23_22"><text:s/></text:span><text:span text:style-name="T23_23">knihovnách</text:span><text:span text:style-name="T23_24"><text:s/>(</text:span><text:span text:style-name="T23_25">Python</text:span><text:span text:style-name="T23_26">,<text:s/></text:span><text:span text:style-name="T23_27">Java</text:span><text:span text:style-name="T23_28">)</text:span></text:p>
        </text:list-item>
        <text:list-item>
          <text:p text:style-name="P24"><text:span text:style-name="T24_1">Podporuje</text:span><text:span text:style-name="T24_2"><text:s/></text:span><text:span text:style-name="T24_3">např</text:span><text:span text:style-name="T24_4">.:<text:s/></text:span><text:span text:style-name="T24_5">Android</text:span><text:span text:style-name="T24_6">,<text:s/></text:span><text:span text:style-name="T24_7">iOS</text:span><text:span text:style-name="T24_8">,<text:s/></text:span><text:span text:style-name="T24_9">Java</text:span><text:span text:style-name="T24_10"><text:s/></text:span><text:span text:style-name="T24_11">Swing</text:span><text:span text:style-name="T24_12">,<text:s/></text:span><text:span text:style-name="T24_13">web</text:span><text:span text:style-name="T24_14"><text:s/></text:span><text:span text:style-name="T24_15">pomocí</text:span><text:span text:style-name="T24_16"><text:s/></text:span><text:span text:style-name="T24_17">Selenium</text:span><text:span text:style-name="T24_18">,<text:s/></text:span><text:span text:style-name="T24_19">databáze</text:span><text:span text:style-name="T24_20">,<text:s/></text:span><text:span text:style-name="T24_21">Windows</text:span><text:span text:style-name="T24_22"><text:s/></text:span><text:span text:style-name="T24_23">GUI</text:span><text:span text:style-name="T24_24"><text:s/></text:span><text:span text:style-name="T24_25">pomocí</text:span><text:span text:style-name="T24_26"><text:s/></text:span><text:span text:style-name="T24_27">AutoIt</text:span></text:p>
        </text:list-item>
        <text:list-item>
          <text:p text:style-name="P25"><text:span text:style-name="T25_1">Je</text:span><text:span text:style-name="T25_2"><text:s/></text:span><text:span text:style-name="T25_3">v</text:span><text:span text:style-name="T25_4"><text:s/></text:span><text:span text:style-name="T25_5">podstatě</text:span><text:span text:style-name="T25_6"><text:s/></text:span><text:span text:style-name="T25_7">nadstavba</text:span><text:span text:style-name="T25_8"><text:s/></text:span><text:span text:style-name="T25_9">nad</text:span><text:span text:style-name="T25_10"><text:s/></text:span><text:span text:style-name="T25_11">testováním</text:span><text:span text:style-name="T25_12"><text:s/></text:span><text:span text:style-name="T25_13">v</text:span><text:span text:style-name="T25_14"><text:s/></text:span><text:span text:style-name="T25_15">Pythonu</text:span><text:span text:style-name="T25_16">,<text:s/></text:span><text:span text:style-name="T25_17">což</text:span><text:span text:style-name="T25_18"><text:s/></text:span><text:span text:style-name="T25_19">je</text:span><text:span text:style-name="T25_20"><text:s/></text:span><text:span text:style-name="T25_21">jeho</text:span><text:span text:style-name="T25_22"><text:s/></text:span><text:span text:style-name="T25_23">základ</text:span><text:span text:style-name="T25_24">.<text:s/></text:span><text:span text:style-name="T25_25">Pouze</text:span><text:span text:style-name="T25_26"><text:s/></text:span><text:span text:style-name="T25_27">používá</text:span><text:span text:style-name="T25_28"><text:s/></text:span><text:span text:style-name="T25_29">klíčová</text:span><text:span text:style-name="T25_30"><text:s/></text:span><text:span text:style-name="T25_31">slova</text:span><text:span text:style-name="T25_32">,<text:s/></text:span><text:span text:style-name="T25_33">aby</text:span><text:span text:style-name="T25_34"><text:s/></text:span><text:span text:style-name="T25_35">mohly</text:span><text:span text:style-name="T25_36"><text:s/></text:span><text:span text:style-name="T25_37">testy</text:span><text:span text:style-name="T25_38"><text:s/></text:span><text:span text:style-name="T25_39">psát</text:span><text:span text:style-name="T25_40"><text:s/></text:span><text:span text:style-name="T25_41">i</text:span><text:span text:style-name="T25_42"><text:s/></text:span><text:span text:style-name="T25_43">lidé</text:span><text:span text:style-name="T25_44">,<text:s/></text:span><text:span text:style-name="T25_45">kteří</text:span><text:span text:style-name="T25_46"><text:s/></text:span><text:span text:style-name="T25_47">nemají</text:span><text:span text:style-name="T25_48"><text:s/></text:span><text:span text:style-name="T25_49">programátorské</text:span><text:span text:style-name="T25_50"><text:s/></text:span><text:span text:style-name="T25_51">zkušenosti</text:span><text:span text:style-name="T25_52">.<text:s/></text:span><text:span text:style-name="T25_53">Knihovna</text:span><text:span text:style-name="T25_54"><text:s/></text:span><text:span text:style-name="T25_55">pro</text:span><text:span text:style-name="T25_56"><text:s/></text:span><text:span text:style-name="T25_57">testování</text:span><text:span text:style-name="T25_58"><text:s/></text:span><text:span text:style-name="T25_59">aplikace</text:span><text:span text:style-name="T25_60"><text:s/></text:span><text:span text:style-name="T25_61">se</text:span><text:span text:style-name="T25_62"><text:s/></text:span><text:span text:style-name="T25_63">např</text:span><text:span text:style-name="T25_64">.<text:s/></text:span><text:span text:style-name="T25_65">pro</text:span><text:span text:style-name="T25_66"><text:s/></text:span><text:span text:style-name="T25_67">aplikaci</text:span><text:span text:style-name="T25_68"><text:s/></text:span><text:span text:style-name="T25_69">v</text:span><text:span text:style-name="T25_70"><text:s/></text:span><text:span text:style-name="T25_71">jazyce</text:span><text:span text:style-name="T25_72"><text:s/></text:span><text:span text:style-name="T25_73">C</text:span><text:span text:style-name="T25_74"><text:s/></text:span><text:span text:style-name="T25_75">musí</text:span><text:span text:style-name="T25_76"><text:s/></text:span><text:span text:style-name="T25_77">napsat</text:span><text:span text:style-name="T25_78">,<text:s/></text:span><text:span text:style-name="T25_79">pomocí</text:span><text:span text:style-name="T25_80"><text:s/></text:span><text:span text:style-name="T25_81">klíčových</text:span><text:span text:style-name="T25_82"><text:s/></text:span><text:span text:style-name="T25_83">slov</text:span><text:span text:style-name="T25_84"><text:s/></text:span><text:span text:style-name="T25_85">se</text:span><text:span text:style-name="T25_86"><text:s/></text:span><text:span text:style-name="T25_87">pak</text:span><text:span text:style-name="T25_88"><text:s/></text:span><text:span text:style-name="T25_89">jen</text:span><text:span text:style-name="T25_90"><text:s/></text:span><text:span text:style-name="T25_91">používají</text:span><text:span text:style-name="T25_92"><text:s/></text:span><text:span text:style-name="T25_93">takto</text:span><text:span text:style-name="T25_94"><text:s/></text:span><text:span text:style-name="T25_95">definované</text:span><text:span text:style-name="T25_96"><text:s/></text:span><text:span text:style-name="T25_97">funkce</text:span><text:span text:style-name="T25_98"><text:s/></text:span><text:span text:style-name="T25_99">a</text:span><text:span text:style-name="T25_100"><text:s/></text:span><text:span text:style-name="T25_101">vytváří</text:span><text:span text:style-name="T25_102"><text:s/></text:span><text:span text:style-name="T25_103">se</text:span><text:span text:style-name="T25_104"><text:s/></text:span><text:span text:style-name="T25_105">test</text:span><text:span text:style-name="T25_106"><text:s/></text:span><text:span text:style-name="T25_107">casy</text:span></text:p>
        </text:list-item>
        <text:list-item>
          <text:p text:style-name="P26"><text:span text:style-name="T26_1">Windows</text:span><text:span text:style-name="T26_2">,<text:s/></text:span><text:span text:style-name="T26_3">Mac</text:span><text:span text:style-name="T26_4">,<text:s/></text:span><text:span text:style-name="T26_5">Linux</text:span><text:span text:style-name="T26_6">/</text:span><text:span text:style-name="T26_7">Uni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